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Expositor</text:p>
          </table:table-cell>
          <table:table-cell table:style-name="ce1" office:value-type="string" calcext:value-type="string">
            <text:p>Posicao</text:p>
          </table:table-cell>
          <table:table-cell table:style-name="ce4"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table:style-name="ce4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5041211" calcext:value-type="float">
            <text:p>50412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5062569" calcext:value-type="float">
            <text:p>506256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5062568" calcext:value-type="float">
            <text:p>506256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0200" calcext:value-type="float">
            <text:p>111020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062581" calcext:value-type="float">
            <text:p>506258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5062631" calcext:value-type="float">
            <text:p>50626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5062319" calcext:value-type="float">
            <text:p>50623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5062562" calcext:value-type="float">
            <text:p>50625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5062560" calcext:value-type="float">
            <text:p>506256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040" calcext:value-type="float">
            <text:p>11160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816" calcext:value-type="float">
            <text:p>11198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284" calcext:value-type="float">
            <text:p>11182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3880" calcext:value-type="float">
            <text:p>11238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934" calcext:value-type="float">
            <text:p>11189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5706" calcext:value-type="float">
            <text:p>10957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6947" calcext:value-type="float">
            <text:p>10969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5970" calcext:value-type="float">
            <text:p>10959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6471" calcext:value-type="float">
            <text:p>10964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float" office:value="5062629" calcext:value-type="float">
            <text:p>50626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047" calcext:value-type="float">
            <text:p>11160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3936" calcext:value-type="float">
            <text:p>11039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5807" calcext:value-type="float">
            <text:p>11158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6778" calcext:value-type="float">
            <text:p>10667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6061796" calcext:value-type="float">
            <text:p>60617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0066" calcext:value-type="float">
            <text:p>10700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9641" calcext:value-type="float">
            <text:p>11196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4843" calcext:value-type="float">
            <text:p>11148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1957" calcext:value-type="float">
            <text:p>11119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2493" calcext:value-type="float">
            <text:p>10624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7446" calcext:value-type="float">
            <text:p>10874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062574" calcext:value-type="float">
            <text:p>60625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3998" calcext:value-type="float">
            <text:p>11139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"/>
          <table:table-cell table:number-columns-repeated="1022"/>
        </table:table-row>
        <table:table-row table:style-name="ro2" table:number-rows-repeated="6">
          <table:table-cell/>
          <table:table-cell table:style-name="ce1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7:18:38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4T17:19:08.244000000</dc:date>
    <meta:editing-duration>PT2H41M32S</meta:editing-duration>
    <meta:editing-cycles>4</meta:editing-cycles>
    <meta:document-statistic meta:table-count="1" meta:cell-count="134" meta:object-count="0"/>
  </office:meta>
</office:document-meta>
</file>